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f993f" officeooo:paragraph-rsid="001f993f"/>
    </style:style>
    <style:style style:name="P2" style:family="paragraph" style:parent-style-name="Text_20_body">
      <style:text-properties officeooo:paragraph-rsid="006b4e72"/>
    </style:style>
    <style:style style:name="P3" style:family="paragraph" style:parent-style-name="Standard">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style:font-size-asian="14pt" style:font-size-complex="14pt"/>
    </style:style>
    <style:style style:name="P4" style:family="paragraph" style:parent-style-name="Standard">
      <style:paragraph-properties fo:margin-top="0.0598in" fo:margin-bottom="0in" loext:contextual-spacing="false"/>
      <style:text-properties fo:color="#000000" style:font-name="TimesNewRomanPSMT" fo:font-size="12pt" fo:font-weight="normal" officeooo:rsid="00191b78" officeooo:paragraph-rsid="00191b78" style:font-size-asian="12pt" style:font-weight-asian="normal" style:font-size-complex="12pt"/>
    </style:style>
    <style:style style:name="P5" style:family="paragraph" style:parent-style-name="Text_20_body" style:master-page-name="">
      <loext:graphic-properties draw:fill="none"/>
      <style:paragraph-properties fo:margin-left="0.5in" fo:margin-right="0.9366in" fo:margin-top="0in" fo:margin-bottom="0.05in" loext:contextual-spacing="false" fo:line-height="115%" fo:text-indent="0in" style:auto-text-indent="false" style:page-number="auto" fo:background-color="transparent"/>
      <style:text-properties officeooo:rsid="00191b78" officeooo:paragraph-rsid="001f993f"/>
    </style:style>
    <style:style style:name="P6" style:family="paragraph" style:parent-style-name="Text_20_body" style:master-page-name="">
      <loext:graphic-properties draw:fill="none"/>
      <style:paragraph-properties fo:margin-left="0.5in" fo:margin-right="0.4366in" fo:margin-top="0.0398in" fo:margin-bottom="0.0898in" loext:contextual-spacing="false" fo:line-height="115%" fo:text-indent="0in" style:auto-text-indent="false" style:page-number="auto" fo:background-color="transparent"/>
      <style:text-properties officeooo:rsid="00191b78" officeooo:paragraph-rsid="0026fc4b"/>
    </style:style>
    <style:style style:name="P7" style:family="paragraph" style:parent-style-name="Standard">
      <style:text-properties style:font-name="Times" fo:font-size="18pt" officeooo:rsid="0073c1ac" officeooo:paragraph-rsid="0073c1ac" style:font-size-asian="18pt" style:font-size-complex="18pt"/>
    </style:style>
    <style:style style:name="P8" style:family="paragraph" style:parent-style-name="Heading_20_1">
      <style:text-properties officeooo:rsid="00677487" officeooo:paragraph-rsid="00677487"/>
    </style:style>
    <style:style style:name="P9" style:family="paragraph" style:parent-style-name="Heading_20_1">
      <style:text-properties officeooo:rsid="00752f3d" officeooo:paragraph-rsid="00752f3d"/>
    </style:style>
    <style:style style:name="P10" style:family="paragraph" style:parent-style-name="Text_20_body">
      <style:text-properties officeooo:rsid="005a050f" officeooo:paragraph-rsid="005a16ad"/>
    </style:style>
    <style:style style:name="P11" style:family="paragraph" style:parent-style-name="Text_20_body">
      <style:text-properties officeooo:paragraph-rsid="0073c1ac"/>
    </style:style>
    <style:style style:name="P12" style:family="paragraph" style:parent-style-name="Text_20_body">
      <style:text-properties officeooo:rsid="00752f3d" officeooo:paragraph-rsid="00752f3d"/>
    </style:style>
    <style:style style:name="P13" style:family="paragraph" style:parent-style-name="Text_20_body" style:master-page-name="">
      <loext:graphic-properties draw:fill="none"/>
      <style:paragraph-properties fo:margin-left="0.5in" fo:margin-right="0.9366in" fo:margin-top="0.0398in" fo:margin-bottom="0.0898in" loext:contextual-spacing="false" fo:line-height="115%" fo:text-indent="0in" style:auto-text-indent="false" style:page-number="auto" fo:background-color="transparent"/>
      <style:text-properties officeooo:rsid="0058f3bf" officeooo:paragraph-rsid="0058f3bf"/>
    </style:style>
    <style:style style:name="T1" style:family="text">
      <style:text-properties fo:color="#000000" style:font-name="TimesNewRomanPSMT" fo:font-weight="bold" style:font-weight-asian="bold"/>
    </style:style>
    <style:style style:name="T2" style:family="text">
      <style:text-properties fo:color="#000000" style:font-name="TimesNewRomanPSMT" fo:font-weight="bold" officeooo:rsid="0051cacf" style:font-weight-asian="bold"/>
    </style:style>
    <style:style style:name="T3" style:family="text">
      <style:text-properties fo:color="#000000" style:font-name="TimesNewRomanPSMT" fo:font-weight="bold" officeooo:rsid="0072f7b6" style:font-weight-asian="bold"/>
    </style:style>
    <style:style style:name="T4" style:family="text">
      <style:text-properties fo:color="#000000" style:font-name="TimesNewRomanPSMT" fo:font-weight="bold" officeooo:rsid="0073c1ac" style:font-weight-asian="bold"/>
    </style:style>
    <style:style style:name="T5" style:family="text">
      <style:text-properties officeooo:rsid="001cd47a"/>
    </style:style>
    <style:style style:name="T6" style:family="text">
      <style:text-properties officeooo:rsid="0026fc4b"/>
    </style:style>
    <style:style style:name="T7" style:family="text">
      <style:text-properties fo:font-style="italic" style:font-style-asian="italic" style:font-style-complex="italic"/>
    </style:style>
    <style:style style:name="T8" style:family="text">
      <style:text-properties fo:font-style="italic" officeooo:rsid="00554f65" style:font-style-asian="italic" style:font-style-complex="italic"/>
    </style:style>
    <style:style style:name="T9" style:family="text">
      <style:text-properties fo:font-style="italic" officeooo:rsid="00752f3d" style:font-style-asian="italic" style:font-style-complex="italic"/>
    </style:style>
    <style:style style:name="T10" style:family="text">
      <style:text-properties fo:font-style="italic" fo:font-weight="normal" officeooo:rsid="0069a19c" style:font-style-asian="italic" style:font-weight-asian="normal" style:font-style-complex="italic" style:font-weight-complex="normal"/>
    </style:style>
    <style:style style:name="T11" style:family="text">
      <style:text-properties fo:font-weight="normal" officeooo:rsid="006b4e72" style:font-weight-asian="normal" style:font-weight-complex="normal"/>
    </style:style>
    <style:style style:name="T12" style:family="text">
      <style:text-properties fo:font-weight="normal" officeooo:rsid="0069a19c" style:font-weight-asian="normal" style:font-weight-complex="normal"/>
    </style:style>
    <style:style style:name="T13" style:family="text">
      <style:text-properties fo:font-weight="normal" officeooo:rsid="00700b72" style:font-weight-asian="normal" style:font-weight-complex="normal"/>
    </style:style>
    <style:style style:name="T14" style:family="text">
      <style:text-properties fo:font-weight="normal" officeooo:rsid="007092ab" style:font-weight-asian="normal" style:font-weight-complex="normal"/>
    </style:style>
    <style:style style:name="T15" style:family="text">
      <style:text-properties officeooo:rsid="0053a1a5"/>
    </style:style>
    <style:style style:name="T16" style:family="text">
      <style:text-properties officeooo:rsid="00554f65"/>
    </style:style>
    <style:style style:name="T17" style:family="text">
      <style:text-properties officeooo:rsid="005a050f"/>
    </style:style>
    <style:style style:name="T18" style:family="text">
      <style:text-properties officeooo:rsid="0073c1ac"/>
    </style:style>
    <style:style style:name="T19" style:family="text">
      <style:text-properties officeooo:rsid="00752f3d"/>
    </style:style>
    <style:style style:name="T20" style:family="text">
      <style:text-properties officeooo:rsid="00765b7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peech Recognition</text:span></text:p>
      <text:p text:style-name="P3"><text:span text:style-name="T1">Project </text:span><text:span text:style-name="T4">Kojak</text:span><text:span text:style-name="T1"> - Weeks </text:span><text:span text:style-name="T3">9-12</text:span><text:span text:style-name="T2"> </text:span><text:span text:style-name="T1">of the Metis Data Science Bootcamp</text:span></text:p>
      <text:p text:style-name="P4">Steven Bierer <text:s text:c="4"/><text:span text:style-name="T18">December</text:span> <text:span text:style-name="T18">12</text:span>, 2018</text:p>
      <text:p text:style-name="Horizontal_20_Line"/>
      <text:h text:style-name="Heading_20_1" text:outline-level="1">Introduction</text:h>
      <text:p text:style-name="P11"><text:span text:style-name="T15">For the</text:span> <text:span text:style-name="T18">fifth and final</text:span> <text:span text:style-name="T5">project, coined “The Passion Project”, I decided to delve into a problem for which I have some domain knowledge: the processing of human speech. <text:s text:c="2"/>I’ve studied in the past how neural circuits in the human auditory system encode spectral and temporal cues contained in speech and other complex sounds, particularly how such cues can be optimally conveyed by cochlear implants (a medical device that provides hearing for people with profound deafness). <text:s/>For this project, I explored another type of </text:span></text:p>
      <text:p text:style-name="P11"/>
      <text:h text:style-name="Heading_20_1" text:outline-level="1">Approach</text:h>
      <text:p text:style-name="P10">The overall workflow </text:p>
      <text:p text:style-name="P12">ok</text:p>
      <text:p text:style-name="Text_20_body">The following tools and sources were used in the analysis:</text:p>
      <text:p text:style-name="P13">Data source: <text:s/><text:span text:style-name="T19">TIMIT</text:span></text:p>
      <text:p text:style-name="P5">Tools: <text:s/>1) Python and the standard libraries <text:span text:style-name="T7">numpy </text:span><text:span text:style-name="T16">and </text:span><text:span text:style-name="T7">matplotlib</text:span> for routine data manipulation and graphical display; <text:span text:style-name="T17">the regular expression module, </text:span><text:span text:style-name="T8">re</text:span><text:span text:style-name="T16">, for finding string patterns. 2</text:span>) Python modules <text:span text:style-name="T9">pyaudio</text:span><text:span text:style-name="T19">, </text:span><text:span text:style-name="T9">librosa</text:span><text:span text:style-name="T19">, and <text:s text:c="2"/>. <text:s/>Oddly enough, for the first time I did NOT need to use the ubiquitous </text:span><text:span text:style-name="T9">pandas</text:span><text:span text:style-name="T19"> module.</text:span></text:p>
      <text:p text:style-name="P6">Concepts <text:span text:style-name="T6">learned and applied</text:span>: <text:s/><text:span text:style-name="T16">Natural language processing (including tokenization, lemmatization, and named entity recognition), topic modeling (latent dirichlet allocation), unsupervised classification, and sparse matrix representation. <text:s/>Additionally, a prior oversize-file problem on the version-control cloud system Git was resolved and, for the first time, the code was developed on a temporary branch of the project’s Git repository (merged at project completion with the master branch).</text:span></text:p>
      <text:h text:style-name="P9" text:outline-level="1">Extracting Spectral Features</text:h>
      <text:p text:style-name="P2"><text:span text:style-name="T12">After </text:span></text:p>
      <text:h text:style-name="P9" text:outline-level="1">Creating Groups of Speakers</text:h>
      <text:h text:style-name="P8" text:outline-level="1">Predicti<text:span text:style-name="T20">ng Speaker</text:span></text:h>
      <text:h text:style-name="Heading_20_1" text:outline-level="1">Conclusions</text:h>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01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5in" loext:contextual-spacing="false" fo:line-height="115%"/>
      <style:text-properties style:font-name="Times New Roman" fo:font-family="'Times New Roman'" style:font-family-generic="roman" style:font-pitch="variable" fo:font-size="10pt" officeooo:rsid="001f993f" style:font-size-asian="10pt" style:font-size-complex="10pt"/>
    </style:style>
    <style:style style:name="List" style:family="paragraph" style:parent-style-name="Text_20_body" style:class="list">
      <style:text-properties style:font-size-asian="12pt"/>
    </style:style>
    <style:style style:name="Caption" style:family="paragraph" style:parent-style-name="Text_20_body" style:next-style-name="Text_20_body" style:class="extra" style:master-page-name="">
      <style:paragraph-properties fo:margin-top="0.0799in" fo:margin-bottom="0.1402in" loext:contextual-spacing="false" fo:text-align="start" style:justify-single-word="false" style:page-number="auto" text:number-lines="false" text:line-number="0"/>
      <style:text-properties fo:font-size="10.5pt" fo:font-style="italic" fo:font-weight="bold" officeooo:rsid="00325adf" style:font-size-asian="10.5pt" style:font-style-asian="italic" style:font-weight-asian="bold" style:font-size-complex="10.5pt" style:font-style-complex="italic" style:font-weight-complex="bold"/>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Text_20_body" style:next-style-name="Text_20_body" style:default-outline-level="1" style:class="text">
      <style:paragraph-properties fo:margin-top="0.1665in" fo:margin-bottom="0.0835in" loext: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1201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06:56.609091065</meta:creation-date>
    <dc:date>2018-12-08T18:18:59.626480106</dc:date>
    <meta:editing-duration>PT22H51S</meta:editing-duration>
    <meta:editing-cycles>53</meta:editing-cycles>
    <meta:generator>LibreOffice/6.0.6.2$MacOSX_X86_64 LibreOffice_project/0c292870b25a325b5ed35f6b45599d2ea4458e77</meta:generator>
    <meta:document-statistic meta:table-count="0" meta:image-count="0" meta:object-count="0" meta:page-count="1" meta:paragraph-count="17" meta:word-count="245" meta:character-count="1650" meta:non-whitespace-character-count="1405"/>
  </office:meta>
</office:document-meta>
</file>